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102.84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139.55pt"/>
    </style:style>
    <style:style style:name="co10" style:family="table-column">
      <style:table-column-properties fo:break-before="auto" style:column-width="13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 style:data-style-name="N99"/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7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nnel Number Starts at 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Discovery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Streaming Mode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0xFF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Pacing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Units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I/O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6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Error Response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7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Unit Abbreviation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rror Reset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7"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9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Reboot Device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0x0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Device temperature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B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Max Sensor Channel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Max 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C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Sensor Channel Range MAX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Sensor Channel Range MIN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RGB Color</text:p>
          </table:table-cell>
          <table:table-cell table:style-name="ce6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F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7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4" table:default-cell-style-name="Default"/>
        <table:table-column table:style-name="co10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AutoReset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Unsupported Comman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Invalid Paramet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Parameter Out of Rang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8:45:03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6-21T19:43:17.915000000</dc:date>
    <meta:editing-duration>P3DT5H26M56S</meta:editing-duration>
    <meta:editing-cycles>95</meta:editing-cycles>
    <meta:generator>LibreOffice/5.4.1.2$Windows_X86_64 LibreOffice_project/ea7cb86e6eeb2bf3a5af73a8f7777ac570321527</meta:generator>
    <meta:document-statistic meta:table-count="5" meta:cell-count="487" meta:object-count="0"/>
  </office:meta>
</office:document-meta>
</file>